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style:line-height-at-least="0.198in"/>
    </style:style>
    <style:style style:name="P2" style:family="paragraph" style:parent-style-name="Standard">
      <style:paragraph-properties style:line-height-at-least="0.198in">
        <style:tab-stops>
          <style:tab-stop style:position="1.8126in"/>
        </style:tab-stops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Group 5 Queue-single Server Assignment</text:p>
      <text:p text:style-name="P1"/>
      <text:p text:style-name="P1">/* Group Members</text:p>
      <text:p text:style-name="P1">1. Michael Orina <text:s text:c="7"/>SCII/00825/2019.</text:p>
      <text:p text:style-name="P1">2. Gloria Cherotich <text:s text:c="4"/>SCII/00828/2019.</text:p>
      <text:p text:style-name="P1">3. Vincent Kemboi <text:s text:c="6"/>SCII/00832/2019.</text:p>
      <text:p text:style-name="P1">4. Meshack Mwaura <text:s text:c="6"/>SCII/00815/2019.</text:p>
      <text:p text:style-name="P1">5. Isaac Kinyanjui <text:s text:c="5"/>SCII/00817/2019.</text:p>
      <text:p text:style-name="P1">*/</text:p>
      <text:p text:style-name="P1"/>
      <text:p text:style-name="P1"/>
      <text:p text:style-name="P2">#include &lt;iostream&gt;</text:p>
      <text:p text:style-name="P1">using namespace std;</text:p>
      <text:p text:style-name="P1"/>
      <text:p text:style-name="P1"/>
      <text:p text:style-name="P1">int main() {</text:p>
      <text:p text:style-name="P1"/>
      <text:p text:style-name="P1">//Single Server Que:</text:p>
      <text:p text:style-name="P1"/>
      <text:p text:style-name="P1">//arrays to hold values</text:p>
      <text:p text:style-name="P1">int <text:s/>i, j, run = 15;</text:p>
      <text:p text:style-name="P1">float simT;</text:p>
      <text:p text:style-name="P1">int RN_Arr[15] = {82,91,12,77,90,75,33,61,19,58,41,54,52,16,86};</text:p>
      <text:p text:style-name="P1">int IAT[15] = {4,5,1,4,5,4,2,3,1,3,2,3,3,1,4};</text:p>
      <text:p text:style-name="P1">float ATC[15];</text:p>
      <text:p text:style-name="P1">int RN_Ser[15] = {93,59,76,62,40,41,51,91,93,38,92,22,9,7,65};</text:p>
      <text:p text:style-name="P1">int ST[15] = {6,3,5,4,3,3,3,6,6,3,6,2,1,1,4};</text:p>
      <text:p text:style-name="P1">float TS_Begin[15];</text:p>
      <text:p text:style-name="P1">float TS_End[15];</text:p>
      <text:p text:style-name="P1">int Customer_Queue[15] = {0,1,1,1,1,1,1,1,2,2,3,3,4,5,5};</text:p>
      <text:p text:style-name="P1">int Idle[15];</text:p>
      <text:p text:style-name="P1">int Delay[15] ;</text:p>
      <text:p text:style-name="P1"/>
      <text:p text:style-name="P1">cout&lt;&lt; " Customers \t RN(Arr) \t IAT \t AT_on_CLOCK \t RN(Service) \t Service_Time \t Time_Service_Begin \t Time_Service_End \t Customer_In_Queue \t Server_Idle_Time \t Delay";</text:p>
      <text:p text:style-name="P1"/>
      <text:p text:style-name="P1">for (int i=0;i&lt;15;i++){</text:p>
      <text:p text:style-name="P1"><text:s text:c="4"/>Delay[i] = (TS_Begin[i] - ATC[i]) * 100;</text:p>
      <text:p text:style-name="P1">}</text:p>
      <text:p text:style-name="P1">for (int i=0;i&lt;15;i++){</text:p>
      <text:p text:style-name="P1"><text:s text:c="4"/>TS_End[i] = (TS_Begin[i] - ST[i]/100);</text:p>
      <text:p text:style-name="P1">}</text:p>
      <text:p text:style-name="P1">simT = 1.00;</text:p>
      <text:p text:style-name="P1"><text:s text:c="4"/>ATC[0] = (IAT[0]/100+simT);</text:p>
      <text:p text:style-name="P1">for (int i=1;i&lt;15;i++){</text:p>
      <text:p text:style-name="P1"><text:s text:c="4"/>ATC[i] = (ATC[i-1] + IAT[i]);</text:p>
      <text:p text:style-name="P1">}</text:p>
      <text:p text:style-name="P1"/>
      <text:p text:style-name="P1">TS_Begin[0]=ATC[0];</text:p>
      <text:p text:style-name="P1">for (int i=1;i&lt;15;i++){</text:p>
      <text:p text:style-name="P1"><text:s text:c="4"/>TS_Begin[i] = TS_End[i-1];</text:p>
      <text:p text:style-name="P1"><text:soft-page-break/>}</text:p>
      <text:p text:style-name="P1"/>
      <text:p text:style-name="P1">simT = 1.00;</text:p>
      <text:p text:style-name="P1"><text:s text:c="4"/>Idle[0] = (TS_Begin[0]-simT) * 100;</text:p>
      <text:p text:style-name="P1"/>
      <text:p text:style-name="P1">for(int i=1; i&lt;15;i++){</text:p>
      <text:p text:style-name="P1"><text:s text:c="8"/>Idle[i]=TS_Begin[i]-TS_End[i-1];</text:p>
      <text:p text:style-name="P1"><text:s text:c="4"/>}</text:p>
      <text:p text:style-name="P1"/>
      <text:p text:style-name="P1">for (j=0; j&lt;=run; j++){</text:p>
      <text:p text:style-name="P1"/>
      <text:p text:style-name="P1"><text:s text:c="4"/>cout &lt;&lt;" \n "&lt;&lt;j + 1&lt;&lt;" \t "&lt;&lt;RN_Arr[j]&lt;&lt;" \t "&lt;&lt;IAT[j]&lt;&lt;" \t "&lt;&lt;ATC[j]&lt;&lt;" \t "&lt;&lt;RN_Ser[j]&lt;&lt;" \t "&lt;&lt;ST[j]&lt;&lt;" \t "&lt;&lt;TS_Begin[j]&lt;&lt;" \t "&lt;&lt;TS_End[j]&lt;&lt;" \t "&lt;&lt;Customer_Queue[j]&lt;&lt;" \t "&lt;&lt;Idle[j]&lt;&lt;" \t "&lt;&lt;Delay[j]&lt;&lt;" \n ";</text:p>
      <text:p text:style-name="P1"><text:s text:c="4"/></text:p>
      <text:p text:style-name="P1">} </text:p>
      <text:p text:style-name="P1"/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98in" fo:margin-right="0.77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4:11:20.105069244</meta:creation-date>
    <dc:date>2022-03-11T09:48:01.567252656</dc:date>
    <meta:editing-duration>PT3M39S</meta:editing-duration>
    <meta:editing-cycles>2</meta:editing-cycles>
    <meta:generator>LibreOffice/7.2.2.2$Linux_X86_64 LibreOffice_project/20$Build-2</meta:generator>
    <meta:document-statistic meta:table-count="0" meta:image-count="0" meta:object-count="0" meta:page-count="2" meta:paragraph-count="51" meta:word-count="196" meta:character-count="1587" meta:non-whitespace-character-count="1367"/>
  </office:meta>
</office:document-meta>
</file>